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4.8945in"/>
    </style:style>
    <style:style style:name="co3" style:family="table-column">
      <style:table-column-properties fo:break-before="auto" style:column-width="4.2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3.0366in"/>
    </style:style>
    <style:style style:name="co6" style:family="table-column">
      <style:table-column-properties fo:break-before="auto" style:column-width="2.589in"/>
    </style:style>
    <style:style style:name="co7" style:family="table-column">
      <style:table-column-properties fo:break-before="auto" style:column-width="2.8181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1.333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6354in" fo:break-before="auto" style:use-optimal-row-height="false"/>
    </style:style>
    <style:style style:name="ro3" style:family="table-row">
      <style:table-row-properties style:row-height="0.4571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unctional_20_Test_20_Cases">
      <style:table-properties table:display="true" style:writing-mode="lr-tb"/>
    </style:style>
    <style:style style:name="ce1" style:family="table-cell" style:parent-style-name="Excel_20_Built-in_20_Normal">
      <style:table-cell-properties fo:background-color="#00ccff"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00cc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tional Test Cas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Sr.No</text:p>
          </table:table-cell>
          <table:table-cell table:style-name="ce4" office:value-type="string">
            <text:p>Test Cases</text:p>
          </table:table-cell>
          <table:table-cell table:style-name="ce4" office:value-type="string">
            <text:p>Queries</text:p>
          </table:table-cell>
          <table:table-cell table:style-name="ce1" office:value-type="string">
            <text:p>Result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Expected Output</text:p>
          </table:table-cell>
          <table:table-cell table:style-name="ce4" office:value-type="string">
            <text:p>Actual Output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Verify that there are no duplicate records using key column datekey</text:p>
          </table:table-cell>
          <table:table-cell table:style-name="ce7" office:value-type="string">
            <text:p>select count(datekey) from dim_date group by datekey having count (datekey) &gt; 1;</text:p>
          </table:table-cell>
          <table:table-cell table:style-name="ce2" office:value-type="string">
            <text:p>Passed</text:p>
          </table:table-cell>
          <table:table-cell table:style-name="ce7"/>
          <table:table-cell office:value-type="string">
            <text:p>No rows should come in output</text:p>
          </table:table-cell>
          <table:table-cell office:value-type="string">
            <text:p>No rows came in output</text:p>
          </table:table-cell>
          <table:table-cell table:number-columns-repeated="101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Finding the minimum date and maximum date</text:p>
          </table:table-cell>
          <table:table-cell table:style-name="ce7" office:value-type="string">
            <text:p>select min(datekey), max(datekey) from dim_date;</text:p>
          </table:table-cell>
          <table:table-cell table:style-name="ce2" office:value-type="string">
            <text:p>Passed</text:p>
          </table:table-cell>
          <table:table-cell table:style-name="ce7"/>
          <table:table-cell office:value-type="string">
            <text:p>Minimum date should be 2000/01/01 and</text:p>
            <text:p>Maximum date should be 5 years ahead of dimension table load date</text:p>
          </table:table-cell>
          <table:table-cell office:value-type="string">
            <text:p>20000101 <text:s text:c="7"/>20210704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Check the format of all the column values for one of the row.</text:p>
          </table:table-cell>
          <table:table-cell table:style-name="ce7" office:value-type="string">
            <text:p>select * from dim_date limit 15;</text:p>
          </table:table-cell>
          <table:table-cell table:style-name="ce2" office:value-type="string">
            <text:p>Passed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Datatype for each columns should match as per mapping document</text:p>
          </table:table-cell>
          <table:table-cell table:style-name="ce7" office:value-type="string">
            <text:p>describe dim_date;</text:p>
          </table:table-cell>
          <table:table-cell table:style-name="ce2" office:value-type="string">
            <text:p>Passed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Verify DayNumberOfWeek column</text:p>
          </table:table-cell>
          <table:table-cell table:style-name="ce7" office:value-type="string">
            <text:p>Select DateKey, DateAK, DayNumberOfWeek from dim_date limit 20;</text:p>
          </table:table-cell>
          <table:table-cell table:style-name="ce2" office:value-type="string">
            <text:p>Passed</text:p>
          </table:table-cell>
          <table:table-cell table:style-name="ce7"/>
          <table:table-cell office:value-type="string">
            <text:p>Values for DayNumberOfWeek column</text:p>
            <text:p>should be 1 through 7 for Sunday to</text:p>
            <text:p>Saturday respectively.</text:p>
          </table:table-cell>
          <table:table-cell table:number-columns-repeated="101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Verify WeekEndingDateColumn column</text:p>
          </table:table-cell>
          <table:table-cell table:style-name="ce7" office:value-type="string">
            <text:p>Select DateKey, DateAK, WeekEndingDate from dim_date limit 20;</text:p>
          </table:table-cell>
          <table:table-cell table:style-name="ce2" office:value-type="string">
            <text:p>Passed</text:p>
          </table:table-cell>
          <table:table-cell table:style-name="ce7"/>
          <table:table-cell office:value-type="string">
            <text:p>Values should corresponds to Week</text:p>
            <text:p>ending date for any given date.</text:p>
            <text:p>Week Ends on Saturday by-default.</text:p>
          </table:table-cell>
          <table:table-cell table:number-columns-repeated="101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Verify CalendarWeek column for Last week of year and first week of year.</text:p>
          </table:table-cell>
          <table:table-cell table:style-name="ce7" office:value-type="string">
            <text:p>Select DateKey, DateAK, CalendarWeek from dim_date Where DateKey&gt;=20151225 and DateKey&lt;=20160107</text:p>
          </table:table-cell>
          <table:table-cell table:style-name="ce2"/>
          <table:table-cell table:style-name="ce7"/>
          <table:table-cell table:number-columns-repeated="1019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2"/>
          <table:table-cell table:style-name="ce7"/>
          <table:table-cell table:number-columns-repeated="1019"/>
        </table:table-row>
        <table:table-row table:style-name="ro4" table:number-rows-repeated="984">
          <table:table-cell table:style-name="ce3"/>
          <table:table-cell table:style-name="ce6" table:number-columns-repeated="2"/>
          <table:table-cell table:style-name="ce3"/>
          <table:table-cell table:style-name="ce8"/>
          <table:table-cell table:number-columns-repeated="1019"/>
        </table:table-row>
        <table:table-row table:style-name="ro5" table:number-rows-repeated="1047570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7/11/2016</text:date>, <text:time>10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ctional_20_Test_20_Cases" style:display-name="PageStyle_Functional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Validation_5f_Historical_20_data" style:display-name="PageStyle_Data Validation_Historic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_5f_Data_20_Validation_5f_GIV_20_EOD_20_job" style:display-name="PageStyle_DEV_Data Validation_GIV EOD jo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n_5f_hand_20_Qty_20_analysis" style:display-name="PageStyle_On_hand Qty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T_5f_Data_20_Validation_5f_GIV_20_EOD_20_job" style:display-name="PageStyle_UAT_Data Validation_GIV EOD jo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10:26:30.35</dc:date>
    <meta:generator>OpenOffice/4.1.2$Win32 OpenOffice.org_project/412m3$Build-9782</meta:generator>
    <meta:editing-duration>PT6H19M16S</meta:editing-duration>
    <meta:editing-cycles>3</meta:editing-cycles>
    <meta:document-statistic meta:table-count="1" meta:cell-count="40" meta:object-count="0"/>
  </office:meta>
</office:document-meta>
</file>